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bold" officeooo:rsid="001c21f0" officeooo:paragraph-rsid="001c21f0" style:font-size-asian="16pt" style:font-style-asian="normal" style:font-weight-asian="bold" style:font-size-complex="16pt" style:text-emphasize="none"/>
    </style:style>
    <style:style style:name="P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bold" officeooo:paragraph-rsid="001c21f0" style:font-size-asian="16pt" style:font-style-asian="normal" style:font-weight-asian="bold" style:font-size-complex="16pt" style:text-emphasize="none"/>
    </style:style>
    <style:style style:name="P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text-emphasize="none"/>
    </style:style>
    <style:style style:name="P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1c21f0" officeooo:paragraph-rsid="001c21f0" style:font-size-asian="16pt" style:font-style-asian="normal" style:font-weight-asian="normal" style:font-size-complex="16pt" style:text-emphasize="none"/>
    </style:style>
    <style:style style:name="P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paragraph-rsid="001c21f0" style:font-size-asian="16pt" style:font-style-asian="normal" style:font-weight-asian="normal" style:font-size-complex="16pt" style:font-weight-complex="normal" style:text-emphasize="none"/>
    </style:style>
    <style:style style:name="P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paragraph-rsid="0022c890" style:font-size-asian="16pt" style:font-style-asian="normal" style:font-weight-asian="normal" style:font-size-complex="16pt" style:font-weight-complex="normal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paragraph-rsid="00230804" style:font-size-asian="16pt" style:font-style-asian="normal" style:font-weight-asian="normal" style:font-size-complex="16pt" style:font-weight-complex="normal" style:text-emphasize="none"/>
    </style:style>
    <style:style style:name="P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1c21f0" officeooo:paragraph-rsid="001c21f0" style:font-size-asian="16pt" style:font-style-asian="normal" style:font-weight-asian="normal" style:font-size-complex="16pt" style:font-weight-complex="normal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1c925a" officeooo:paragraph-rsid="001c925a" style:font-size-asian="16pt" style:font-style-asian="normal" style:font-weight-asian="normal" style:font-size-complex="16pt" style:font-weight-complex="normal" style:text-emphasize="none"/>
    </style:style>
    <style:style style:name="P11" style:family="paragraph" style:parent-style-name="Standard">
      <style:paragraph-properties fo:text-align="start" style:justify-single-word="false" fo:break-before="pag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1c925a" officeooo:paragraph-rsid="001c925a" style:font-size-asian="16pt" style:font-style-asian="normal" style:font-weight-asian="normal" style:font-size-complex="16pt" style:font-weight-complex="normal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1c925a" officeooo:paragraph-rsid="002089fd" style:font-size-asian="16pt" style:font-style-asian="normal" style:font-weight-asian="normal" style:font-size-complex="16pt" style:font-weight-complex="normal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1c925a" officeooo:paragraph-rsid="0021a170" style:font-size-asian="16pt" style:font-style-asian="normal" style:font-weight-asian="normal" style:font-size-complex="16pt" style:font-weight-complex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24b665" officeooo:paragraph-rsid="0024b665" style:font-size-asian="16pt" style:font-style-asian="normal" style:font-weight-asian="normal" style:font-size-complex="16pt" style:font-weight-complex="normal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27c5b2" officeooo:paragraph-rsid="0027c5b2" style:font-size-asian="16pt" style:font-style-asian="normal" style:font-weight-asian="normal" style:font-size-complex="16pt" style:font-weight-complex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6pt" fo:font-style="normal" fo:text-shadow="none" style:text-underline-style="none" fo:font-weight="normal" officeooo:rsid="001c21f0" officeooo:paragraph-rsid="001c925a" style:font-size-asian="16pt" style:font-style-asian="normal" style:font-weight-asian="normal" style:font-weight-complex="normal" style:text-emphasize="none"/>
    </style:style>
    <style:style style:name="P17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8pt" fo:font-style="normal" fo:text-shadow="none" style:text-underline-style="none" fo:font-weight="normal" officeooo:rsid="001c21f0" style:font-size-asian="18pt" style:font-style-asian="normal" style:font-weight-asian="normal" style:font-weight-complex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4pt" fo:font-style="normal" fo:text-shadow="none" style:text-underline-style="none" fo:font-weight="bold" officeooo:paragraph-rsid="001c21f0" style:font-size-asian="14pt" style:font-style-asian="normal" style:font-weight-asian="bold" style:font-size-complex="14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5.5pt" fo:font-style="normal" fo:text-shadow="none" style:text-underline-style="none" fo:font-weight="bold" style:font-size-asian="15.5pt" style:font-style-asian="normal" style:font-weight-asian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5.5pt" fo:font-style="normal" fo:text-shadow="none" style:text-underline-style="none" fo:font-weight="normal" officeooo:paragraph-rsid="001c925a" style:font-size-asian="15.5pt" style:font-style-asian="normal" style:font-weight-asian="normal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font-size="16pt" officeooo:paragraph-rsid="0022c890" style:font-size-asian="16pt" style:font-size-complex="16pt"/>
    </style:style>
    <style:style style:name="P24" style:family="paragraph" style:parent-style-name="Standard">
      <style:paragraph-properties fo:text-align="center" style:justify-single-word="false" style:writing-mode="lr-tb"/>
      <style:text-properties fo:font-size="16pt" style:font-size-asian="16pt" style:font-size-complex="16pt"/>
    </style:style>
    <style:style style:name="T1" style:family="text">
      <style:text-properties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weight-complex="normal" style:text-emphasize="none"/>
    </style:style>
    <style:style style:name="T2" style:family="text">
      <style:text-properties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c21f0" style:font-style-asian="normal" style:font-weight-asian="normal" style:font-weight-complex="normal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c925a" style:font-style-asian="normal" style:font-weight-asian="normal" style:font-weight-complex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5.5pt" fo:font-style="normal" fo:text-shadow="none" style:text-underline-style="none" fo:font-weight="bold" style:font-size-asian="15.5pt" style:font-style-asian="normal" style:font-weight-asian="bold" style:text-emphasize="none"/>
    </style:style>
    <style:style style:name="T8" style:family="text">
      <style:text-properties style:text-outline="false" style:text-line-through-style="none" style:text-line-through-type="none" style:font-name="Arial" fo:font-size="15.5pt" fo:font-style="normal" fo:text-shadow="none" style:text-underline-style="none" fo:font-weight="normal" style:font-size-asian="15.5pt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10" style:family="text">
      <style:text-properties officeooo:rsid="001c925a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2c4ce"/>
    </style:style>
    <style:style style:name="T14" style:family="text">
      <style:text-properties fo:font-weight="normal" officeooo:rsid="001c21f0" style:font-weight-asian="normal" style:font-weight-complex="normal"/>
    </style:style>
    <style:style style:name="T15" style:family="text">
      <style:text-properties fo:font-size="16pt" fo:font-weight="normal" officeooo:rsid="001c21f0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c925a" style:font-size-asian="16pt" style:font-weight-asian="normal" style:font-size-complex="16pt" style:font-weight-complex="normal"/>
    </style:style>
    <style:style style:name="T17" style:family="text">
      <style:text-properties fo:font-size="16pt" officeooo:rsid="001c925a" style:font-size-asian="16pt" style:font-size-complex="16pt"/>
    </style:style>
    <style:style style:name="T18" style:family="text">
      <style:text-properties fo:font-size="16pt" officeooo:rsid="001db84a" style:font-size-asian="16pt" style:font-size-complex="16pt"/>
    </style:style>
    <style:style style:name="T19" style:family="text">
      <style:text-properties style:font-size-complex="16pt"/>
    </style:style>
    <style:style style:name="T20" style:family="text">
      <style:text-properties officeooo:rsid="001c925a" style:font-size-complex="16pt"/>
    </style:style>
    <style:style style:name="T21" style:family="text">
      <style:text-properties officeooo:rsid="0024b665"/>
    </style:style>
    <style:style style:name="T22" style:family="text">
      <style:text-properties officeooo:rsid="0021a170"/>
    </style:style>
    <style:style style:name="T23" style:family="text">
      <style:text-properties officeooo:rsid="00266e81"/>
    </style:style>
    <style:style style:name="T24" style:family="text">
      <style:text-properties officeooo:rsid="0022c890"/>
    </style:style>
    <style:style style:name="T25" style:family="text">
      <style:text-properties officeooo:rsid="001c21f0"/>
    </style:style>
    <style:style style:name="T26" style:family="text">
      <style:text-properties officeooo:rsid="00230804"/>
    </style:style>
    <style:style style:name="T27" style:family="text">
      <style:text-properties officeooo:rsid="0024a1c2"/>
    </style:style>
    <style:style style:name="T28" style:family="text">
      <style:text-properties officeooo:rsid="002089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1</text:p>
      <text:p text:style-name="P23" loext:marker-style-name="T3"><text:span text:style-name="T4">▸</text:span><text:span text:style-name="T5">Recenser tou</text:span><text:span text:style-name="T6">s</text:span><text:span text:style-name="T5"> les logiciels et langages à notre disposition</text:span></text:p>
      <text:p text:style-name="P24" loext:marker-style-name="T3"><text:span text:style-name="T4">▸Exploiter des référentiels, normes et standards adoptés par le prestataire informatique</text:span><text:span text:style-name="T4"/></text:p>
      <text:p text:style-name="P24" loext:marker-style-name="T3"><text:span text:style-name="T4">▸Mettre en place et vérifier les niveaux d’habilitation associés à un service</text:span><text:span text:style-name="T4"/></text:p>
      <text:p text:style-name="P24" loext:marker-style-name="T3"><text:span text:style-name="T4">▸Vérifier les conditions de la continuité d’un service informatique</text:span><text:span text:style-name="T4"/></text:p>
      <text:p text:style-name="P24" loext:marker-style-name="T3"><text:span text:style-name="T4">▸Gérer des sauvegardes</text:span><text:span text:style-name="T4"/></text:p>
      <text:p text:style-name="P4" loext:marker-style-name="T3">▸Vérifier le respect des règles d’utilisation des ressources numériques</text:p>
      <text:p text:style-name="P5" loext:marker-style-name="T3">2</text:p>
      <text:p text:style-name="P24" loext:marker-style-name="T3"><text:span text:style-name="T4">▸Collecter, suivre et orienter des demandes </text:span></text:p>
      <text:p text:style-name="P24" loext:marker-style-name="T3"><text:span text:style-name="T4">▸Traiter des demandes concernant les services réseau et système, applicatifs</text:span><text:span text:style-name="T4"/></text:p>
      <text:p text:style-name="P24" loext:marker-style-name="T3"><text:span text:style-name="T4">▸Traiter des demandes concernant les applications</text:span></text:p>
      <text:p text:style-name="P5" loext:marker-style-name="T3">3</text:p>
      <text:p text:style-name="P24" loext:marker-style-name="T3"><text:span text:style-name="T4">▸Participer à la valorisation de l’image de l’organisation sur les médias numériques en tenant compte du cadre juridique et des enjeux économiques</text:span></text:p>
      <text:p text:style-name="P24" loext:marker-style-name="T3"><text:span text:style-name="T4">▸Référencer les services en ligne de l’organisation et mesurer leur visibilité.</text:span><text:span text:style-name="T4"/></text:p>
      <text:p text:style-name="P4" loext:marker-style-name="T3">▸Participer à l’évolution d’un site Web exploitant les données de l’organisation</text:p>
      <text:p text:style-name="P5" loext:marker-style-name="T3">4</text:p>
      <text:p text:style-name="P24" loext:marker-style-name="T3"><text:span text:style-name="T4">▸Analyser les objectifs et les modalités d’organisation d’un projet</text:span></text:p>
      <text:p text:style-name="P24" loext:marker-style-name="T3"><text:span text:style-name="T4">▸Planifier les activités</text:span><text:span text:style-name="T4"/></text:p>
      <text:p text:style-name="P4" loext:marker-style-name="T3">▸Évaluer les indicateurs de suivi d’un projet et analyser les écarts</text:p>
      <text:p text:style-name="P5" loext:marker-style-name="T3">5</text:p>
      <text:p text:style-name="P24" loext:marker-style-name="T3"><text:span text:style-name="T4">▸Réaliser les tests d’intégration et d’acceptation d’un service</text:span></text:p>
      <text:p text:style-name="P24" loext:marker-style-name="T3"><text:span text:style-name="T4">▸Déployer un service</text:span><text:span text:style-name="T4"/></text:p>
      <text:p text:style-name="P24" loext:marker-style-name="T3"><text:span text:style-name="T4">▸Accompagner les utilisateurs dans la mise en place d’un service</text:span><text:span text:style-name="T4"/></text:p>
      <text:p text:style-name="P5" loext:marker-style-name="T3">6</text:p>
      <text:p text:style-name="P24" loext:marker-style-name="T3"><text:span text:style-name="T4">▸Mettre en place son environnement d’apprentissage personnel</text:span></text:p>
      <text:p text:style-name="P24" loext:marker-style-name="T3"><text:span text:style-name="T4">▸Mettre en œuvre des outils et stratégies de veille informationnelle</text:span><text:span text:style-name="T4"/></text:p>
      <text:p text:style-name="P24" loext:marker-style-name="T3"><text:span text:style-name="T4">▸Gérer son identité professionnelle</text:span><text:span text:style-name="T4"/></text:p>
      <text:p text:style-name="P24" loext:marker-style-name="T3"><text:span text:style-name="T4">▸Développer son projet professionnel</text:span><text:span text:style-name="T4"/></text:p>
      <text:p text:style-name="P17" loext:marker-style-name="T3"/>
      <text:p text:style-name="P17" loext:marker-style-name="T3"/>
      <text:p text:style-name="P6" loext:marker-style-name="T1"><text:soft-page-break/>P<text:span text:style-name="T10">artie scolaire</text:span></text:p>
      <text:p text:style-name="P2" loext:marker-style-name="T1"/>
      <text:p text:style-name="P2" loext:marker-style-name="T1">Portfolio :</text:p>
      <text:p text:style-name="P9" loext:marker-style-name="T1"><text:span text:style-name="T11">- </text:span>6<text:span text:style-name="T11"> </text:span>Gérer son identité professionnelle → Regroupe<text:span text:style-name="T13">s</text:span> de<text:span text:style-name="T13">s</text:span> informations sur nos compétences que l’on peut présenter à des entreprises</text:p>
      <text:p text:style-name="P18" loext:marker-style-name="T1"/>
      <text:p text:style-name="P19" loext:marker-style-name="T2">Projet E-Sport Score Vault :</text:p>
      <text:p text:style-name="P20" loext:marker-style-name="T2">- <text:span text:style-name="T14">1 </text:span><text:span text:style-name="T15">Recenser et identifier les ressources numériques → Recenser tou</text:span><text:span text:style-name="T16">s</text:span><text:span text:style-name="T15"> les logiciels et langages à notre disposition</text:span></text:p>
      <text:p text:style-name="P16" loext:marker-style-name="T2"><text:span text:style-name="T19">- 2 Traiter des demandes concernant les applications → </text:span><text:span text:style-name="T20">Demande d’ajout d’un système d’authentification</text:span></text:p>
      <text:p text:style-name="P10" loext:marker-style-name="T2">- 3 Participer à l’évolution d’un site Web exploitant les données de l’organisation → Création d’un site web <text:span text:style-name="T21">qui tend vers hébergement en ligne</text:span></text:p>
      <text:p text:style-name="P10" loext:marker-style-name="T2">- 4 Analyser les objectifs et les modalités d’organisation d’un projet → <text:span text:style-name="T22">Cahier des charges pour répartir les tâches et organiser le projet </text:span><text:span text:style-name="T21">avec github/project/gantt</text:span></text:p>
      <text:p text:style-name="P10" loext:marker-style-name="T2">- 5 Déployer un service → La parti de gestion du site web est opérationnel</text:p>
      <text:p text:style-name="P10" loext:marker-style-name="T2"/>
      <text:p text:style-name="P11" loext:marker-style-name="T2">Partie Stage 1 Andrea</text:p>
      <text:p text:style-name="P10" loext:marker-style-name="T2"/>
      <text:p text:style-name="P21" loext:marker-style-name="T7">Scan réseau d’une entreprise :</text:p>
      <text:p text:style-name="P22" loext:marker-style-name="T8">- <text:span text:style-name="T10">2 </text:span><text:span text:style-name="T17">Traiter des demandes concernant les services réseau et système, applicatifs → </text:span><text:span text:style-name="T18">Scan réseau d’une parc informatique à fin de les recenser sur un schéma et de vérifier si les appareils n’ont pas besoin d’une mise à jour en cas de version obsolète et dangereuse</text:span></text:p>
      <text:p text:style-name="P10" loext:marker-style-name="T2"/>
      <text:p text:style-name="P14" loext:marker-style-name="T2"><text:span text:style-name="T12">Sensibilisation cyber</text:span> :</text:p>
      <text:p text:style-name="P14" loext:marker-style-name="T2">- 6 Développer son projet professionnel → <text:span text:style-name="T23">participation à une sensibilisation cyber :</text:span></text:p>
      <text:p text:style-name="P15" loext:marker-style-name="T2">Phishing → hameçonnage par e-mail</text:p>
      <text:p text:style-name="P15" loext:marker-style-name="T2">Botnet → Réseau d’ordinateurs piratés (par e-mail), mails utilisés pour envoyer des mails frauduleux ou/et l’ordinateur est utilisé pour généré de la crypto money</text:p>
      <text:p text:style-name="P15" loext:marker-style-name="T2">Comment se protéger → faire attention aux liens, allez dessus sans cliquer, vérifier les fautes d’orthographe, le nom du mail</text:p>
      <text:p text:style-name="P11" loext:marker-style-name="T2">Partie Stage 2 Andrea</text:p>
      <text:p text:style-name="P10" loext:marker-style-name="T2"/>
      <text:p text:style-name="P3" loext:marker-style-name="T9">Développement d’une application</text:p>
      <text:p text:style-name="P7" loext:marker-style-name="T9">- <text:span text:style-name="T24">1 Recenser et identifier les ressources numériques → </text:span><text:span text:style-name="T25">Recenser tou</text:span><text:span text:style-name="T10">s</text:span><text:span text:style-name="T25"> les logiciels et langages à notre disposition</text:span></text:p>
      <text:p text:style-name="P8" loext:marker-style-name="T9">- <text:span text:style-name="T26">2 T</text:span>raiter des demandes concernant les applications → <text:span text:style-name="T27">Rajout de fonctionnalités</text:span></text:p>
      <text:p text:style-name="P12" loext:marker-style-name="T2">- <text:span text:style-name="T28">4 Analyser les objectifs et les modalités d’organisation d’un projet → </text:span><text:span text:style-name="T22">Cahier des charges pour répartir les tâches et organiser le projet</text:span></text:p>
      <text:p text:style-name="P13" loext:marker-style-name="T2">- <text:span text:style-name="T22">5 <text:s/>Déployer un service → Application mise en place et fonctionnelle</text:span></text:p>
      <text:p text:style-name="P11" loext:marker-style-name="T2">Partie Stage 1 Aaron</text:p>
      <text:p text:style-name="P11" loext:marker-style-name="T2">Partie Stage 2 Aar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9T10:13:48.918534800</meta:creation-date>
    <meta:generator>LibreOffice/7.6.0.3$Windows_X86_64 LibreOffice_project/69edd8b8ebc41d00b4de3915dc82f8f0fc3b6265</meta:generator>
    <dc:date>2026-04-07T09:40:46.773000000</dc:date>
    <meta:editing-duration>PT44M37S</meta:editing-duration>
    <meta:editing-cycles>4</meta:editing-cycles>
    <meta:document-statistic meta:table-count="0" meta:image-count="0" meta:object-count="0" meta:page-count="6" meta:paragraph-count="53" meta:word-count="519" meta:character-count="3385" meta:non-whitespace-character-count="2917"/>
  </office:meta>
</office:document-meta>
</file>